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/25/2026</text:p>
      <text:p text:style-name="Standard"/>
      <text:p text:style-name="Standard">A document created and edited in Google Docs; for experimental use in a Github Repo to see if either direct editing from the repo works and/or if VS Code (a microsoft product) will open and edit a Google Docs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41" meta:character-count="227" meta:non-whitespace-character-count="188"/>
    <meta:generator>LibreOfficeDev/6.0.5.2$Linux_X86_64 LibreOffice_project/</meta:generator>
  </office:meta>
</office:document-meta>
</file>